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61d4" officeooo:paragraph-rsid="000361d4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56f05" officeooo:paragraph-rsid="00056f05" style:font-size-asian="17.5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361d4" officeooo:paragraph-rsid="000361d4" style:font-size-asian="14pt" style:font-size-complex="14pt"/>
    </style:style>
    <style:style style:name="P4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4pt" officeooo:rsid="000361d4" officeooo:paragraph-rsid="000361d4" style:font-size-asian="14pt" style:font-size-complex="14pt"/>
    </style:style>
    <style:style style:name="P5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4pt" fo:font-style="normal" officeooo:rsid="000361d4" officeooo:paragraph-rsid="000361d4" style:font-size-asian="14pt" style:font-style-asian="normal" style:font-size-complex="14pt" style:font-style-complex="normal"/>
    </style:style>
    <style:style style:name="P6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4pt" fo:font-style="italic" officeooo:rsid="000361d4" officeooo:paragraph-rsid="000361d4" style:font-size-asian="14pt" style:font-style-asian="italic" style:font-size-complex="14pt" style:font-style-complex="italic"/>
    </style:style>
    <style:style style:name="P7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4pt" fo:font-style="italic" officeooo:rsid="00049b39" officeooo:paragraph-rsid="00049b39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4pt" fo:font-style="italic" officeooo:rsid="00056f05" officeooo:paragraph-rsid="00056f05" style:font-size-asian="14pt" style:font-style-asian="italic" style:font-size-complex="14pt" style:font-style-complex="italic"/>
    </style:style>
    <style:style style:name="P9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fo:font-size="14pt" fo:font-style="italic" officeooo:rsid="00049b39" officeooo:paragraph-rsid="00049b39" style:font-size-asian="14pt" style:font-style-asian="italic" style:font-size-complex="14pt" style:font-style-complex="italic"/>
    </style:style>
    <style:style style:name="P10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fo:font-size="14pt" fo:font-style="italic" officeooo:rsid="00056f05" officeooo:paragraph-rsid="00056f05" style:font-size-asian="14pt" style:font-style-asian="italic" style:font-size-complex="14pt" style:font-style-complex="italic"/>
    </style:style>
    <style:style style:name="P11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fo:font-size="14pt" fo:font-style="italic" officeooo:rsid="00072b1f" officeooo:paragraph-rsid="00072b1f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margin-left="1.4772in" fo:margin-right="0in" fo:text-align="start" style:justify-single-word="false" fo:text-indent="-0.25in" style:auto-text-indent="false"/>
      <style:text-properties fo:font-size="14pt" fo:font-style="italic" officeooo:rsid="00049b39" officeooo:paragraph-rsid="00049b39" style:font-size-asian="14pt" style:font-style-asian="italic" style:font-size-complex="14pt" style:font-style-complex="italic"/>
    </style:style>
    <style:style style:name="P13" style:family="paragraph" style:parent-style-name="Standard" style:list-style-name="L1">
      <style:paragraph-properties fo:margin-left="1.4772in" fo:margin-right="0in" fo:text-align="start" style:justify-single-word="false" fo:text-indent="-0.25in" style:auto-text-indent="false"/>
      <style:text-properties fo:font-size="14pt" fo:font-style="italic" officeooo:rsid="00056f05" officeooo:paragraph-rsid="00056f05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2b1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80 – 2014-11-19</text:p>
      <text:p text:style-name="P2">Polymorphism</text:p>
      <text:list xml:id="list7025721130016566007" text:style-name="L1">
        <text:list-item>
          <text:p text:style-name="P3">Anonymous inner classes</text:p>
        </text:list-item>
        <text:list-item>
          <text:p text:style-name="P4">Fields are fine, but parameters &amp; local vars must be <text:span text:style-name="T1">final</text:span></text:p>
        </text:list-item>
        <text:list-item>
          <text:p text:style-name="P5">can't change params or local vars from methods</text:p>
        </text:list-item>
        <text:list-item>
          <text:p text:style-name="P6">this<text:span text:style-name="T2"> refers to the one inside!</text:span></text:p>
        </text:list-item>
        <text:list-item>
          <text:p text:style-name="P9"><text:span text:style-name="T2">If we're modeling animals; create superclass Animal</text:span></text:p>
        </text:list-item>
        <text:list-item>
          <text:p text:style-name="P7"><text:span text:style-name="T2">extend Animal</text:span></text:p>
        </text:list-item>
        <text:list-item>
          <text:p text:style-name="P7"><text:span text:style-name="T2">Maybe don't want to be able to create new Animal() - too generic!</text:span></text:p>
        </text:list-item>
        <text:list-item>
          <text:p text:style-name="P12">Abstract <text:span text:style-name="T2">class – can't be instantiated</text:span></text:p>
        </text:list-item>
        <text:list-item>
          <text:p text:style-name="P12"><text:span text:style-name="T2">Some methods may be unimplemented, like interface</text:span></text:p>
        </text:list-item>
        <text:list-item>
          <text:p text:style-name="P12"><text:span text:style-name="T2">Can also include some implemented methods for default behavior</text:span></text:p>
        </text:list-item>
        <text:list-item>
          <text:p text:style-name="P7"><text:span text:style-name="T2">Dynamic method call or binding – at runtime, figures out which method to call</text:span></text:p>
        </text:list-item>
        <text:list-item>
          <text:p text:style-name="P12"><text:span text:style-name="T2">Based on the class of the object referenced, not the variable</text:span></text:p>
        </text:list-item>
        <text:list-item>
          <text:p text:style-name="P8"><text:span text:style-name="T2">Why polymorphism? <text:s/>Can reuse code based on different results. <text:s/>Generic treatment of objects</text:span></text:p>
        </text:list-item>
        <text:list-item>
          <text:p text:style-name="P13"><text:span text:style-name="T2">All GUI widgets are subclass of Component, so uniform treatment of GUI code</text:span></text:p>
        </text:list-item>
        <text:list-item>
          <text:p text:style-name="P13"><text:span text:style-name="T2">ntu.edu.sh/home/ehchua/programming/java/J4a_GUI.html</text:span></text:p>
        </text:list-item>
        <text:list-item>
          <text:p text:style-name="P10"><text:span text:style-name="T2">Private methods not inherited (you know this)</text:span></text:p>
        </text:list-item>
        <text:list-item>
          <text:p text:style-name="P10"><text:span text:style-name="T2">Polymorphism only invokes subclass methods that are overriding</text:span></text:p>
        </text:list-item>
        <text:list-item>
          <text:p text:style-name="P10"><text:span text:style-name="T2">If methods are abstract, class must be abstract</text:span></text:p>
        </text:list-item>
        <text:list-item>
          <text:p text:style-name="P10"><text:span text:style-name="T2">Interfaces must be abstract – </text:span><text:span text:style-name="T3">no method body </text:span><text:span text:style-name="T2">or static – </text:span><text:span text:style-name="T3">has body</text:span></text:p>
        </text:list-item>
        <text:list-item>
          <text:p text:style-name="P11"><text:span text:style-name="T2">casting to subclass – can use instanceo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09:29:42.608458861</meta:creation-date>
    <dc:date>2014-11-19T10:20:15.293232219</dc:date>
    <meta:editing-duration>PT35M21S</meta:editing-duration>
    <meta:editing-cycles>2</meta:editing-cycles>
    <meta:generator>LibreOffice/4.2.7.2$Linux_X86_64 LibreOffice_project/420$Build-2</meta:generator>
    <meta:document-statistic meta:table-count="0" meta:image-count="0" meta:object-count="0" meta:page-count="1" meta:paragraph-count="22" meta:word-count="185" meta:character-count="1100" meta:non-whitespace-character-count="949"/>
  </office:meta>
</office:document-meta>
</file>